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999cm" table:align="margins"/>
    </style:style>
    <style:style style:name="Tab1.A" style:family="table-column">
      <style:table-column-properties style:column-width="8.498cm" style:rel-column-width="32767*"/>
    </style:style>
    <style:style style:name="Tab1.B" style:family="table-column">
      <style:table-column-properties style:column-width="8.5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8.498cm" style:rel-column-width="4818*"/>
    </style:style>
    <style:style style:name="Tabela1.B" style:family="table-column">
      <style:table-column-properties style:column-width="8.5cm" style:rel-column-width="4819*"/>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font-weight="bold" style:font-weight-asian="bold" style:font-weight-complex="bold"/>
    </style:style>
    <style:style style:name="P4" style:family="paragraph" style:parent-style-name="akapit_20_standardowy">
      <style:text-properties fo:color="#000000"/>
    </style:style>
    <style:style style:name="P5" style:family="paragraph" style:parent-style-name="wypunktowanie" style:list-style-name="L2"/>
    <style:style style:name="P6" style:family="paragraph" style:parent-style-name="Table_20_Contents">
      <style:text-properties fo:color="#000000"/>
    </style:style>
    <style:style style:name="P7" style:family="paragraph" style:parent-style-name="Table_20_Contents">
      <style:text-properties fo:color="#000000" fo:font-weight="bold" style:font-weight-asian="bold" style:font-weight-complex="bold"/>
    </style:style>
    <style:style style:name="P8"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9" style:family="paragraph" style:parent-style-name="Table_20_Contents">
      <style:text-properties fo:color="#000000" fo:font-size="10.5pt" style:font-size-asian="10.5pt" style:font-size-complex="10.5pt"/>
    </style:style>
    <style:style style:name="P10" style:family="paragraph" style:parent-style-name="Table_20_Contents">
      <style:text-properties fo:color="#000000" fo:font-size="10.5pt" fo:font-weight="bold" style:font-size-asian="10.5pt" style:font-weight-asian="bold" style:font-size-complex="10.5pt" style:font-weight-complex="bold"/>
    </style:style>
    <style:style style:name="P11" style:family="paragraph" style:parent-style-name="Standard" style:list-style-name="L1">
      <style:paragraph-properties fo:line-height="150%"/>
    </style:style>
    <style:style style:name="P12" style:family="paragraph" style:parent-style-name="Standard">
      <style:paragraph-properties fo:line-height="150%"/>
      <style:text-properties fo:color="#800000"/>
    </style:style>
    <style:style style:name="P13" style:family="paragraph" style:parent-style-name="Standard">
      <style:paragraph-properties fo:line-height="150%"/>
      <style:text-properties fo:color="#000000"/>
    </style:style>
    <style:style style:name="P14" style:family="paragraph" style:parent-style-name="Standard">
      <style:paragraph-properties fo:line-height="150%"/>
      <style:text-properties fo:color="#000000" fo:font-weight="bold" style:font-weight-asian="bold" style:font-weight-complex="bold"/>
    </style:style>
    <style:style style:name="P15" style:family="paragraph" style:parent-style-name="Standard">
      <style:paragraph-properties fo:line-height="150%" fo:text-align="start" style:justify-single-word="false"/>
      <style:text-properties fo:color="#000000" fo:font-style="italic" style:font-style-asian="italic" style:font-style-complex="italic"/>
    </style:style>
    <style:style style:name="P16"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800000"/>
    </style:style>
    <style:style style:name="T6" style:family="text">
      <style:text-properties fo:color="#800000" fo:font-style="normal" style:font-style-asian="normal" style:font-style-complex="normal"/>
    </style:style>
    <style:style style:name="T7" style:family="text">
      <style:text-properties fo:color="#800000" fo:font-style="normal" fo:font-weight="normal" style:font-style-asian="normal" style:font-weight-asian="normal" style:font-style-complex="normal" style:font-weight-complex="normal"/>
    </style:style>
    <style:style style:name="T8" style:family="text">
      <style:text-properties fo:color="#800000"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fo:font-style="normal"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wersja 0.5 )</text:p>
      <text:h text:style-name="Heading_20_1" text:outline-level="1">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p text:style-name="Heading_20_2">2.1 Informacje o branży i krótka historia</text:p>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3">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p text:style-name="Heading_20_2">2.3 Przedstawienie technologii</text:p>
      <text:p text:style-name="akapit_20_standardowy"><text:tab/>Sieć SIP składa się z wielu elementów. Podstawowym elementem są terminale końcowe (nodes)<text:span text:style-name="T1">, które mogą być zarówno aplikacjami komputerowymi (softphones) jak i 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text:span><text:soft-page-break/><text:span text:style-name="T1">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p text:style-name="Heading_20_2">2.4 Porównanie na tle konkurencji.</text:p>
      <text:p text:style-name="akapit_20_standardowy"><text:tab/>W porównaniu mojej aplikacji z konkurencją posłużyłem się następującymi narzędziami:</text:p>
      <text:list text:style-name="L2">
        <text:list-item>
          <text:p text:style-name="P5"><text:span text:style-name="T10">htop – Monitor dający wgląd w listę procesów systemu wraz ze szczegółami (</text:span><text:a xlink:type="simple" xlink:href="http://htop.sourceforge.net/"><text:span text:style-name="T11">http://</text:span></text:a><text:a xlink:type="simple" xlink:href="http://htop.sourceforge.net/"><text:span text:style-name="Citation"><text:span text:style-name="T12">htop</text:span></text:span></text:a><text:a xlink:type="simple" xlink:href="http://htop.sourceforge.net/"><text:span text:style-name="Citation"><text:span text:style-name="T11">.sourceforge.net/</text:span></text:span></text:a><text:span text:style-name="T10">).</text:span></text:p>
        </text:list-item>
        <text:list-item>
          <text:p text:style-name="P5"><text:span text:style-name="T10">monitor systemu KDE4.1 – Monitor mający podobną funkcjonalność co htop (</text:span><text:a xlink:type="simple" xlink:href="http://kde.org/">http://kde.org/</text:a><text:span text:style-name="T10">).</text:span></text:p>
        </text:list-item>
      </text:list>
      <text:p text:style-name="akapit_20_standardowy"><text:span text:style-name="T10"><text:tab/>Porównałem swoją aplikację z aplikacją Skype (</text:span><text:a xlink:type="simple" xlink:href="http://skype.com/">http://skype.com/</text:a><text:span text:style-name="T10">) – jedną z najpopularniejszych tego typu aplikacji na swiecie. Sprzęt na którym przeprowadziłem testy to:</text:span></text:p>
      <text:p text:style-name="P3"><text:span text:style-name="T10">Athlon64 X2 Turion, 1.8Ghz, 4GiB RAM, System: Linux Debian Lenny amd64 </text:span><text:span text:style-name="T13">(</text:span><text:a xlink:type="simple" xlink:href="http://debian.org/">http://debian.org/</text:a><text:span text:style-name="T13">).</text:span></text:p>
      <text:p text:style-name="P4">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8">Zużycie pamięci podczas bezczynności (idle)</text:p>
          </table:table-cell>
          <table:covered-table-cell/>
        </table:table-row>
        <table:table-row>
          <table:table-cell table:style-name="Tab1.A2" office:value-type="string">
            <text:p text:style-name="P6">Skype</text:p>
          </table:table-cell>
          <table:table-cell table:style-name="Tab1.B2" office:value-type="string">
            <text:p text:style-name="P6"><text:span text:style-name="T2">25.1 MiB RSS</text:span> (Resident Set Size)</text:p>
          </table:table-cell>
        </table:table-row>
        <table:table-row>
          <table:table-cell table:style-name="Tab1.A2" office:value-type="string">
            <text:p text:style-name="P6">dSipCom</text:p>
          </table:table-cell>
          <table:table-cell table:style-name="Tab1.B2" office:value-type="string">
            <text:p text:style-name="P7">6.2 MiB RSS</text:p>
          </table:table-cell>
        </table:table-row>
      </table:table>
      <text:p text:style-name="P14"><text:soft-page-break/></text:p>
      <table:table table:name="Tabela1" table:style-name="Tabela1">
        <table:table-column table:style-name="Tabela1.A"/>
        <table:table-column table:style-name="Tabela1.B"/>
        <table:table-row>
          <table:table-cell table:style-name="Tabela1.A1" table:number-columns-spanned="2" office:value-type="string">
            <text:p text:style-name="P15">Zużycie pamięci podczas połączenia</text:p>
          </table:table-cell>
          <table:covered-table-cell/>
        </table:table-row>
        <table:table-row>
          <table:table-cell table:style-name="Tabela1.A2" office:value-type="string">
            <text:p text:style-name="P9">Skype</text:p>
          </table:table-cell>
          <table:table-cell table:style-name="Tabela1.B2" office:value-type="string">
            <text:p text:style-name="P9"><text:span text:style-name="T2">27.3 MiB RSS</text:span> (Resident Set Size)</text:p>
          </table:table-cell>
        </table:table-row>
        <table:table-row>
          <table:table-cell table:style-name="Tabela1.A2" office:value-type="string">
            <text:p text:style-name="P9">dSipCom</text:p>
          </table:table-cell>
          <table:table-cell table:style-name="Tabela1.B2" office:value-type="string">
            <text:p text:style-name="P10">6.6 MiB RSS</text:p>
          </table:table-cell>
        </table:table-row>
      </table:table>
      <text:p text:style-name="P13"/>
      <table:table table:name="Tabela2" table:style-name="Tabela2">
        <table:table-column table:style-name="Tabela2.A"/>
        <table:table-column table:style-name="Tabela2.B"/>
        <table:table-row>
          <table:table-cell table:style-name="Tabela2.A1" table:number-columns-spanned="2" office:value-type="string">
            <text:p text:style-name="P15"><text:bookmark text:name="cite_ref-svoip_0-01"/>Zużycie procesora podczas bezczynności (idle)</text:p>
          </table:table-cell>
          <table:covered-table-cell/>
        </table:table-row>
        <table:table-row>
          <table:table-cell table:style-name="Tabela2.A2" office:value-type="string">
            <text:p text:style-name="P9">Skype</text:p>
          </table:table-cell>
          <table:table-cell table:style-name="Tabela2.B2" office:value-type="string">
            <text:p text:style-name="P10">1% – 3%</text:p>
          </table:table-cell>
        </table:table-row>
        <table:table-row>
          <table:table-cell table:style-name="Tabela2.A2" office:value-type="string">
            <text:p text:style-name="P9">dSipCom</text:p>
          </table:table-cell>
          <table:table-cell table:style-name="Tabela2.B2" office:value-type="string">
            <text:p text:style-name="P10">1% – 3%</text:p>
          </table:table-cell>
        </table:table-row>
      </table:table>
      <text:p text:style-name="P13"/>
      <table:table table:name="Tabela3" table:style-name="Tabela3">
        <table:table-column table:style-name="Tabela3.A"/>
        <table:table-column table:style-name="Tabela3.B"/>
        <table:table-row>
          <table:table-cell table:style-name="Tabela3.A1" table:number-columns-spanned="2" office:value-type="string">
            <text:p text:style-name="P15"><text:bookmark text:name="cite_ref-svoip_0-0"/>Zużycie procesora podczas połączenia</text:p>
          </table:table-cell>
          <table:covered-table-cell/>
        </table:table-row>
        <table:table-row>
          <table:table-cell table:style-name="Tabela3.A2" office:value-type="string">
            <text:p text:style-name="P9">Skype</text:p>
          </table:table-cell>
          <table:table-cell table:style-name="Tabela3.B2" office:value-type="string">
            <text:p text:style-name="P16">1% – 15%</text:p>
          </table:table-cell>
        </table:table-row>
        <table:table-row>
          <table:table-cell table:style-name="Tabela3.A2" office:value-type="string">
            <text:p text:style-name="P9">dSipCom</text:p>
          </table:table-cell>
          <table:table-cell table:style-name="Tabela3.B2" office:value-type="string">
            <text:p text:style-name="P16">3% – 10%</text:p>
          </table:table-cell>
        </table:table-row>
      </table:table>
      <text:p text:style-name="P13"/>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odpowiedniki domyślnie dołączane do projektu DSipCo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class="text">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line-height="150%"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creation-date>2008-08-10T14:45:53</meta:creation-date>
    <dc:creator>Daniel Dettlaff</dc:creator>
    <dc:date>2008-09-09T23:25:18</dc:date>
    <meta:editing-cycles>51</meta:editing-cycles>
    <meta:editing-duration>PT6H58M26S</meta:editing-duration>
    <meta:user-defined meta:name="Informacja 1"/>
    <meta:user-defined meta:name="Informacja 2"/>
    <meta:user-defined meta:name="Informacja 3"/>
    <meta:user-defined meta:name="Informacja 4"/>
    <meta:document-statistic meta:table-count="4" meta:image-count="0" meta:object-count="0" meta:page-count="3" meta:paragraph-count="38" meta:word-count="665" meta:character-count="4914"/>
  </office:meta>
</office:document-meta>
</file>